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T1" style:family="text">
      <style:text-properties fo:font-variant="normal" fo:text-transform="none" fo:color="#000000" style:font-name="Helvetica Neue"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1">Find The White Hart. Eat, ask the innkeeper where to find an apothecary. Sleep. On awakening, get breakfast and head to the apothecary. Assuming the apothecary has no instructions for me, use the rest of the day and the following day to wander around the city. Find and eat at bakeries. If these cave-dwellers eat some sort of exotic foodstuff that isn't often found elsewhere then, assuming it's sold in the markets, I would like to try that. Otherwise, pay special attention to large buildings -- especially large temples of Pelor. If the town is too small to explore for one-point-five days, then I would like to start exploring the martial outer sector.</text:span> </text:p>
      <text:p text:style-name="P1"/>
      <text:p text:style-name="P1">NEW LORE: Many humans tend to worship each of the seven major gods, and pray to each when each applies, ie, women may pray to Ehlonna when wanting child, knights may pray to Heironeous before going into battle, merchants may pray to Fharlanghn before going on the road, exc. There are also all the minor gods from the players handbook, but these are the major ones. Each still have their own priests and whatnot, and many have their own temples, however combined temples are common too.</text:p>
      <text:p text:style-name="P1"/>
      <text:p text:style-name="P1">You find the White Hart before long, the innkeeper an aging half elf with only wisps of grey hair left on his head. He is portly, his soft face accented by a well kept mustachio. The White Hart itself is quite a large inn, three stories, the upper two no more than wide balconies overlooking the lower floors. Many people fill the inn, mercenaries, a band of warlocks, a rich and fat merchant from the Grey City, covered in silks and jewels and surrounded in servants. A tough looking man dressed all in black with a raven perched on his shoulder sits in the corner, sipping at a drink while a woman gowned in a crimson tunic emblazoned with the golden phoenix of the Delmys at Veragost (Lord Werreth Delmy reigning) talks with an older man in a mail hauberk under a simple brown surcoat. You ask the innkeeper where to find an apothecary, and he tells you the directions. Ciel gets a drink, and you both pay for your room. It costs 1 silver for the basic room. After any interactions with the patrons, you go up to sleep. You awake early, around daybreak. You head down to eat your breakfast, leaving Ciel asleep. Kazand turns into a ferret and squiggles up your arm to perch upon your shoulder as you eat your potato and cabbage stew. The breakfast cost 3 coppers. After eating you head to the apothecary. It is a small ways away, and you get to see a bit of the town along your way. The streets are narrow, with the buildings compacted together in the cavern. Many buildings seem to be multiple stories, some rising four or five stories. The structures are primarily made of stone, but wood is used quite often as well in the higher stories. Roofs of many buildings reach over the thin roads, some meeting with roofs from the other side to close off the opening entirely. You find the apothecary the innkeeper directed you to, the Blue Salve, and go in. The healer is an old wizened man, white hair patchy on his head, a long beard falling down his thin, bony face. He is thin, any muscle once had long gone. He shuffles over to you, gummy lips flapping as he talks. “I see your arm is in need of a salve.... Nasty business there.... shouldn't be too long to be healed...”</text:p>
      <text:p text:style-name="P1">He applies a blue salve to your arm, the substance burns as it cleans the wound. The maester sprinkles on a few herbs, and lays across the gash a few dried leaves. He wraps your arm in a bandage, and tells you to come back and change out the remedy in six days. He charges 5 silver for his work. Your arms is sore, and still stings from the salve as you wander town. You hear clanging of hammers from blacksmiths forges, and you smell bakeries as they forge their own delicious devices. Buildings seem to climb the walls of the cavern, either carved into the side or build on the walls, supported by stone and wood. Some parts of the town are completely double layered, the roofs that meet together over the streets laid over with another street above, shops running on the second level with their own respects. You think this place almost a city, rather than a town. Canals cut through some parts, offering water to the people, and air ducts are carved into the ceiling. Sunlight shines from the openings on either side of the outside fortress, the huge multilateral structure covering the majority of the chamber entrance. The citizens walking around are of many races, though human and dwarf the most common. You wander through the baker's alleys, mouth watering at the tarts and pastries and cakes on display. Do you buy <text:soft-page-break/>any?</text:p>
      <text:p text:style-name="P1">The markets do indeed sell food that you've never seen before, much of the exotics dwarven in nature. Fried bulette, succulent braised cloaker, purple worm roast, charred centipede legs. Which do you try?</text:p>
      <text:p text:style-name="P1">There is one main temple in the cavern, though it is huge in itself. It is made entirely of stone and marble, columns rising high, topped with a dome. Wooden buildings seem to be built off of it, using it as support for the multiple levels of the city. You go inside, and find that it has alters to each of the major human deities (Boccob, Ehlonna, Fharlanghn, Heironeous, Pelor, St. Cuthburt, and Obad-Hai), Moradin, the chief god of the dwarves, and Corellon Lorethion, chief deity of the elves. Which, if any, do you pay homage to?</text:p>
      <text:p text:style-name="P1"><text:s/></text:p>
      <text:p text:style-name="P1">What do you do n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7T19:13:59.04</meta:creation-date>
    <dc:date>2015-07-18T11:08:38.37</dc:date>
    <dc:creator>Nolan Roth</dc:creator>
    <meta:editing-duration>PT1H21M41S</meta:editing-duration>
    <meta:editing-cycles>2</meta:editing-cycles>
    <meta:generator>OpenOffice/4.1.1$Win32 OpenOffice.org_project/411m6$Build-9775</meta:generator>
    <meta:document-statistic meta:table-count="0" meta:image-count="0" meta:object-count="0" meta:page-count="2" meta:paragraph-count="8" meta:word-count="975" meta:character-count="5408"/>
  </office:meta>
</office:document-meta>
</file>